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21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3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5683333333333cm"/>
    </style:style>
    <style:style style:name="co4" style:family="table-column">
      <style:table-column-properties fo:break-before="auto" style:column-width="5.73616666666667cm"/>
    </style:style>
    <style:style style:name="co5" style:family="table-column">
      <style:table-column-properties fo:break-before="auto" style:column-width="3.53483333333333cm"/>
    </style:style>
    <style:style style:name="co6" style:family="table-column">
      <style:table-column-properties fo:break-before="auto" style:column-width="1.03716666666667cm"/>
    </style:style>
    <style:style style:name="co7" style:family="table-column">
      <style:table-column-properties fo:break-before="auto" style:column-width="9.6943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05pt" style:use-optimal-row-height="false" fo:break-before="auto"/>
    </style:style>
    <style:style style:name="ro5" style:family="table-row">
      <style:table-row-properties style:row-height="22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1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5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5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string" table:style-name="ce9">
            <text:p>53-55, 67,169-18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10">
            <text:p>10--16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string" table:style-name="ce9">
            <text:p>33-43</text:p>
          </table:table-cell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string" table:style-name="ce9">
            <text:p>33-4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float" office:value="33" table:style-name="ce11">
            <text:p>33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34" table:style-name="ce11">
            <text:p>34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42" table:style-name="ce11">
            <text:p>42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312" table:style-name="ce11">
            <text:p>312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130137" table:style-name="ce12">
            <text:p>130,13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9"/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float" office:value="197" table:style-name="ce11">
            <text:p>19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table:style-name="ce9"/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9"/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float" office:value="189196" table:style-name="ce12">
            <text:p>189,196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30313" table:style-name="ce12">
            <text:p>30,31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string" table:style-name="ce9">
            <text:p>65-66, 31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42" table:style-name="ce11">
            <text:p>42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313" table:style-name="ce11">
            <text:p>313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string" table:style-name="ce9">
            <text:p>56,75,7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float" office:value="157" table:style-name="ce11">
            <text:p>157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9">
            <text:p>111-11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9">
            <text:p>51-306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(everything nested in for loop which is nested in do loop)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9">
            <text:p>75-7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75192" table:style-name="ce12">
            <text:p>75,19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string" table:style-name="ce9">
            <text:p>153-15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129" table:style-name="ce11">
            <text:p>12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string" table:style-name="ce9">
            <text:p>192-30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float" office:value="56" table:style-name="ce11">
            <text:p>5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132" table:style-name="ce11">
            <text:p>13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9">
            <text:p>51,138-148,30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11">
            <text:p>56-30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9">
            <text:p>43,45-47,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close 320-321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string" table:style-name="ce11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21">
      <number:day/>
      <number:text>-</number:text>
      <number:month number:textual="true"/>
    </number:dat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RCC RCCD</meta:initial-creator>
    <dc:creator>Eliiise</dc:creator>
    <meta:creation-date>2017-01-25T10:21:36Z</meta:creation-date>
    <dc:date>2018-04-24T06:09:39Z</dc:date>
    <meta:editing-cycles>10</meta:editing-cycles>
    <meta:editing-duration>PT3878S</meta:editing-duration>
  </office:meta>
</office:document-meta>
</file>